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mpty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87401575in" fo:margin-right="0.787401575in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luebke</meta:initial-creator>
    <dc:creator>dluebke</dc:creator>
    <meta:creation-date>2010-03-04T11:50:18Z</meta:creation-date>
    <dc:date>2010-04-08T12:29:35Z</dc:date>
    <meta:editing-duration>PT0S</meta:editing-duration>
  </office:meta>
</office:document-meta>
</file>